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7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134in"/>
    </style:style>
    <style:style style:name="co16" style:family="table-column">
      <style:table-column-properties fo:break-before="auto" style:column-width="0.3709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1in"/>
    </style:style>
    <style:style style:name="co19" style:family="table-column">
      <style:table-column-properties fo:break-before="auto" style:column-width="1.1354in"/>
    </style:style>
    <style:style style:name="co20" style:family="table-column">
      <style:table-column-properties fo:break-before="auto" style:column-width="1.0783in"/>
    </style:style>
    <style:style style:name="co21" style:family="table-column">
      <style:table-column-properties fo:break-before="auto" style:column-width="2.7193in"/>
    </style:style>
    <style:style style:name="co22" style:family="table-column">
      <style:table-column-properties fo:break-before="auto" style:column-width="1.6374in"/>
    </style:style>
    <style:style style:name="co23" style:family="table-column">
      <style:table-column-properties fo:break-before="auto" style:column-width="1.8437in"/>
    </style:style>
    <style:style style:name="co24" style:family="table-column">
      <style:table-column-properties fo:break-before="auto" style:column-width="2.4311in"/>
    </style:style>
    <style:style style:name="co25" style:family="table-column">
      <style:table-column-properties fo:break-before="auto" style:column-width="0.8409in"/>
    </style:style>
    <style:style style:name="co26" style:family="table-column">
      <style:table-column-properties fo:break-before="auto" style:column-width="0.6028in"/>
    </style:style>
    <style:style style:name="ro2" style:family="table-row">
      <style:table-row-properties style:row-height="0.2339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63in" fo:break-before="auto" style:use-optimal-row-height="true"/>
    </style:style>
    <style:style style:name="ro9" style:family="table-row">
      <style:table-row-properties style:row-height="0.4008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4673in" fo:break-before="auto" style:use-optimal-row-height="true"/>
    </style:style>
    <style:style style:name="ro14" style:family="table-row">
      <style:table-row-properties style:row-height="0.2728in" fo:break-before="auto" style:use-optimal-row-height="true"/>
    </style:style>
    <style:style style:name="ro15" style:family="table-row">
      <style:table-row-properties style:row-height="0.7043in" fo:break-before="auto" style:use-optimal-row-height="true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Cover_20_Pag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padding="0.0417in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4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>
      <style:table-cell-properties fo:background-color="#dddddd" fo:border="0.0008in solid #000000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65" style:family="table-cell" style:parent-style-name="Absent">
      <style:table-cell-properties fo:background-color="#dddddd"/>
      <style:map style:condition="cell-content()&gt;0" style:apply-style-name="Absent" style:base-cell-address="Tong_Hop_Ngay_Nghi_2013.C2"/>
    </style:style>
    <style:style style:name="ce66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69" style:family="table-cell" style:parent-style-name="Default">
      <style:table-cell-properties fo:background-color="#dddddd"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ackground-color="#dddddd" fo:padding="0.028in"/>
    </style:style>
    <style:style style:name="ce72" style:family="table-cell" style:parent-style-name="Default">
      <style:table-cell-properties fo:background-color="#dddddd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74" style:family="table-cell" style:parent-style-name="Absent">
      <style:table-cell-properties fo:background-color="#dddddd"/>
      <style:map style:condition="cell-content()&gt;0" style:apply-style-name="Absent" style:base-cell-address="Tong_Hop_Ngay_Nghi_2013.C2"/>
    </style:style>
    <style:style style:name="ce7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3.D2"/>
      <style:map style:condition="cell-content()=&quot;&quot;" style:apply-style-name="None" style:base-cell-address="Tong_Hop_Ngay_Nghi_2013.D2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80" style:family="table-cell" style:parent-style-name="Default">
      <style:table-cell-properties fo:padding="0.0417in" style:vertical-align="middle"/>
    </style:style>
    <style:style style:name="ce81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82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6" style:family="table-cell" style:parent-style-name="Result2">
      <style:table-cell-properties fo:padding="0.0417in" style:vertical-align="middle"/>
    </style:style>
    <style:style style:name="ce8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92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93" style:family="table-cell" style:parent-style-name="Default">
      <style:text-properties style:font-name="Arial" fo:font-size="9pt" style:font-size-asian="9pt" style:font-size-complex="9pt"/>
    </style:style>
    <style:style style:name="ce94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6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97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98" style:family="table-cell" style:parent-style-name="Document_20_Title">
      <style:text-properties style:font-name="Arial" fo:font-size="9pt" style:font-size-asian="9pt" style:font-size-complex="9pt"/>
    </style:style>
    <style:style style:name="ce99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10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 fo:border="0.0008in solid #000000"/>
    </style:style>
    <style:style style:name="ce10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 style:data-style-name="N37">
      <style:table-cell-properties fo:border="0.0008in solid #000000"/>
    </style:style>
    <style:style style:name="ce105" style:family="table-cell" style:parent-style-name="Default" style:data-style-name="N37">
      <style:table-cell-properties fo:background-color="transparent" fo:border="0.0008in solid #000000"/>
    </style:style>
    <style:style style:name="ce106" style:family="table-cell" style:parent-style-name="Absent">
      <style:table-cell-properties fo:background-color="transparent"/>
      <style:map style:condition="cell-content()&gt;0" style:apply-style-name="Absent" style:base-cell-address="Tong_Hop_Ngay_Nghi_2013.C2"/>
    </style:style>
    <style:style style:name="ce107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transparent" fo:padding="0.028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4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1018" table:default-cell-style-name="Default"/>
        <table:table-row table:style-name="ro9">
          <table:table-cell table:style-name="ce79" office:value-type="string">
            <text:p>NUS Technology</text:p>
          </table:table-cell>
          <table:table-cell table:style-name="ce80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80" table:number-columns-repeated="1019"/>
          <table:table-cell table:number-columns-repeated="2"/>
        </table:table-row>
        <table:table-row table:style-name="ro2">
          <table:table-cell/>
          <table:table-cell table:style-name="ce80"/>
          <table:table-cell table:style-name="ce91"/>
          <table:table-cell table:style-name="ce80" table:number-columns-repeated="1019"/>
          <table:table-cell table:number-columns-repeated="2"/>
        </table:table-row>
        <table:table-row table:style-name="ro2">
          <table:table-cell/>
          <table:table-cell table:style-name="ce80" table:number-columns-repeated="1021"/>
          <table:table-cell table:number-columns-repeated="2"/>
        </table:table-row>
        <table:table-row table:style-name="ro2" table:number-rows-repeated="2">
          <table:table-cell table:style-name="ce80" table:number-columns-repeated="1022"/>
          <table:table-cell table:number-columns-repeated="2"/>
        </table:table-row>
        <table:table-row table:style-name="ro2">
          <table:table-cell table:style-name="ce80"/>
          <table:table-cell table:style-name="ce86" table:number-columns-repeated="2"/>
          <table:table-cell table:style-name="ce80" table:number-columns-repeated="1019"/>
          <table:table-cell table:number-columns-repeated="2"/>
        </table:table-row>
        <table:table-row table:style-name="ro2" table:number-rows-repeated="2">
          <table:table-cell table:style-name="ce80" table:number-columns-repeated="2"/>
          <table:table-cell/>
          <table:table-cell table:style-name="ce80" table:number-columns-repeated="1019"/>
          <table:table-cell table:number-columns-repeated="2"/>
        </table:table-row>
        <table:table-row table:style-name="ro10">
          <table:table-cell table:style-name="ce81" office:value-type="string">
            <text:p>Timekeeping Information 2013</text:p>
          </table:table-cell>
          <table:table-cell table:style-name="ce80" table:number-columns-repeated="1021"/>
          <table:table-cell table:number-columns-repeated="2"/>
        </table:table-row>
        <table:table-row table:style-name="ro2">
          <table:table-cell table:style-name="ce82" office:value-type="string">
            <text:p>Created by:</text:p>
          </table:table-cell>
          <table:table-cell table:style-name="ce87" office:value-type="string">
            <text:p>Thuy Le-Thi-Thanh</text:p>
          </table:table-cell>
          <table:table-cell table:style-name="ce84"/>
          <table:table-cell table:style-name="ce96" table:number-columns-repeated="1019"/>
          <table:table-cell table:style-name="ce93" table:number-columns-repeated="2"/>
        </table:table-row>
        <table:table-row table:style-name="ro2">
          <table:table-cell table:style-name="ce83" office:value-type="string">
            <text:p>Effective date:</text:p>
          </table:table-cell>
          <table:table-cell table:style-name="ce88" office:value-type="string">
            <text:p>N/A</text:p>
          </table:table-cell>
          <table:table-cell table:style-name="ce84"/>
          <table:table-cell table:style-name="ce96" table:number-columns-repeated="2"/>
          <table:table-cell table:style-name="ce93"/>
          <table:table-cell table:style-name="ce96" table:number-columns-repeated="1016"/>
          <table:table-cell table:style-name="ce93" table:number-columns-repeated="2"/>
        </table:table-row>
        <table:table-row table:style-name="ro2">
          <table:table-cell table:style-name="ce82" office:value-type="string">
            <text:p>Version:</text:p>
          </table:table-cell>
          <table:table-cell table:style-name="ce89" office:value-type="float" office:value="0.1">
            <text:p>0.1</text:p>
          </table:table-cell>
          <table:table-cell table:style-name="ce84"/>
          <table:table-cell table:style-name="ce96" table:number-columns-repeated="2"/>
          <table:table-cell table:style-name="ce98"/>
          <table:table-cell table:style-name="ce96" table:number-columns-repeated="1016"/>
          <table:table-cell table:style-name="ce93" table:number-columns-repeated="2"/>
        </table:table-row>
        <table:table-row table:style-name="ro2">
          <table:table-cell table:style-name="ce84" table:number-columns-repeated="3"/>
          <table:table-cell table:style-name="ce80" table:number-columns-repeated="1019"/>
          <table:table-cell table:number-columns-repeated="2"/>
        </table:table-row>
        <table:table-row table:style-name="ro2">
          <table:table-cell table:style-name="ce80"/>
          <table:table-cell table:style-name="ce12" table:number-columns-repeated="2"/>
          <table:table-cell table:style-name="ce80" table:number-columns-repeated="1019"/>
          <table:table-cell table:number-columns-repeated="2"/>
        </table:table-row>
        <table:table-row table:style-name="ro2" table:number-rows-repeated="2">
          <table:table-cell table:style-name="ce80"/>
          <table:table-cell table:style-name="ce12"/>
          <table:table-cell/>
          <table:table-cell table:style-name="ce80" table:number-columns-repeated="1019"/>
          <table:table-cell table:number-columns-repeated="2"/>
        </table:table-row>
        <table:table-row table:style-name="ro2">
          <table:table-cell table:style-name="ce80"/>
          <table:table-cell table:style-name="ce12" table:number-columns-repeated="2"/>
          <table:table-cell table:style-name="ce80" table:number-columns-repeated="2"/>
          <table:table-cell/>
          <table:table-cell table:style-name="ce80" table:number-columns-repeated="1016"/>
          <table:table-cell table:number-columns-repeated="2"/>
        </table:table-row>
        <table:table-row table:style-name="ro2" table:number-rows-repeated="2">
          <table:table-cell table:style-name="ce80"/>
          <table:table-cell table:style-name="ce12" table:number-columns-repeated="2"/>
          <table:table-cell table:style-name="ce80" table:number-columns-repeated="1019"/>
          <table:table-cell table:number-columns-repeated="2"/>
        </table:table-row>
        <table:table-row table:style-name="ro13">
          <table:table-cell table:style-name="ce80"/>
          <table:table-cell table:style-name="ce12" table:number-columns-repeated="2"/>
          <table:table-cell table:style-name="ce80"/>
          <table:table-cell/>
          <table:table-cell table:style-name="ce99" office:value-type="string">
            <text:p>Office Admin</text:p>
          </table:table-cell>
          <table:table-cell table:style-name="ce80" table:number-columns-repeated="1016"/>
          <table:table-cell table:number-columns-repeated="2"/>
        </table:table-row>
        <table:table-row table:style-name="ro2">
          <table:table-cell table:style-name="ce80"/>
          <table:table-cell table:style-name="ce12" table:number-columns-repeated="2"/>
          <table:table-cell table:style-name="ce80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92"/>
          <table:table-cell table:style-name="ce80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93"/>
          <table:table-cell table:style-name="ce97" table:number-columns-repeated="3"/>
          <table:table-cell table:style-name="ce80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97" table:number-columns-repeated="3"/>
          <table:table-cell table:style-name="ce80" table:number-columns-repeated="1016"/>
          <table:table-cell table:number-columns-repeated="2"/>
        </table:table-row>
        <table:table-row table:style-name="ro2">
          <table:table-cell table:style-name="ce85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94"/>
          <table:table-cell table:style-name="ce97" table:number-columns-repeated="3"/>
          <table:table-cell table:style-name="ce80" table:number-columns-repeated="1016"/>
          <table:table-cell table:number-columns-repeated="2"/>
        </table:table-row>
        <table:table-row table:style-name="ro2">
          <table:table-cell table:style-name="ce80"/>
          <table:table-cell table:number-columns-repeated="2"/>
          <table:table-cell table:style-name="ce80" table:number-columns-repeated="1019"/>
          <table:table-cell table:number-columns-repeated="2"/>
        </table:table-row>
        <table:table-row table:style-name="ro2">
          <table:table-cell table:style-name="ce80"/>
          <table:table-cell table:style-name="ce90"/>
          <table:table-cell table:style-name="ce95"/>
          <table:table-cell table:style-name="ce80" table:number-columns-repeated="1019"/>
          <table:table-cell table:number-columns-repeated="2"/>
        </table:table-row>
        <table:table-row table:style-name="ro2" table:number-rows-repeated="5">
          <table:table-cell table:style-name="ce80"/>
          <table:table-cell table:style-name="ce12" table:number-columns-repeated="2"/>
          <table:table-cell table:style-name="ce80" table:number-columns-repeated="1019"/>
          <table:table-cell table:number-columns-repeated="2"/>
        </table:table-row>
        <table:table-row table:style-name="ro2" table:number-rows-repeated="6">
          <table:table-cell table:style-name="ce80"/>
          <table:table-cell table:number-columns-repeated="2"/>
          <table:table-cell table:style-name="ce80" table:number-columns-repeated="1019"/>
          <table:table-cell table:number-columns-repeated="2"/>
        </table:table-row>
        <table:table-row table:style-name="ro2" table:number-rows-repeated="65496">
          <table:table-cell table:style-name="ce80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7-15">
            <text:p>July 15, 2013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3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7" table:number-columns-repeated="1017" table:default-cell-style-name="Default"/>
        <table:table-row table:style-name="ro14">
          <table:table-cell table:style-name="ce100" office:value-type="string">
            <text:p>Tổng hợp ngày nghỉ 2013</text:p>
          </table:table-cell>
          <table:table-cell table:style-name="ce35" table:number-columns-repeated="6"/>
          <table:table-cell table:style-name="ce42" table:number-columns-repeated="989"/>
          <table:table-cell table:number-columns-repeated="28"/>
        </table:table-row>
        <table:table-row table:style-name="ro14">
          <table:table-cell table:style-name="ce100"/>
          <table:table-cell table:style-name="ce35" table:number-columns-repeated="6"/>
          <table:table-cell table:style-name="ce42" table:number-columns-repeated="989"/>
          <table:table-cell table:number-columns-repeated="28"/>
        </table:table-row>
        <table:table-row table:style-name="ro15">
          <table:table-cell table:style-name="ce101" office:value-type="string">
            <text:p>No.</text:p>
          </table:table-cell>
          <table:table-cell table:style-name="ce101" office:value-type="string">
            <text:p>Name</text:p>
          </table:table-cell>
          <table:table-cell table:style-name="ce103" office:value-type="string">
            <text:p>Start Working Date In Year</text:p>
          </table:table-cell>
          <table:table-cell table:style-name="ce103" office:value-type="string">
            <text:p>Working To</text:p>
          </table:table-cell>
          <table:table-cell table:style-name="ce103" office:value-type="string">
            <text:p>Total of Leave Days</text:p>
          </table:table-cell>
          <table:table-cell table:style-name="ce103" office:value-type="string">
            <text:p>Total of Absent</text:p>
          </table:table-cell>
          <table:table-cell table:style-name="ce103" office:value-type="string">
            <text:p>Remaining Leave Days</text:p>
          </table:table-cell>
          <table:table-cell table:style-name="ce107" table:number-columns-repeated="989"/>
          <table:table-cell table:style-name="ce109" table:number-columns-repeated="28"/>
        </table:table-row>
        <table:table-row table:style-name="ro7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104" office:value-type="date" office:date-value="2013-06-24">
            <text:p>06/24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4])&gt;YEAR([.C4]);12;IF(DAY([.D4])&lt;DAY(DATE(YEAR([.D4]);MONTH([.D4])+1;1)-1)/2;MONTH([.D4])-1;MONTH([.D4])))  -  IF(DAY(DATE(YEAR([.C4]);MONTH([.C4])+1;1)-1) - DAY([.C4]) + 1&lt; DAY(DATE(YEAR([.C4]);MONTH([.C4])+1;1)-1)/2;MONTH([.C4]);MONTH([.C4])-1)" office:value-type="float" office:value="6">
            <text:p>6</text:p>
          </table:table-cell>
          <table:table-cell table:style-name="ce106" table:formula="of:=[Thong_Tin_Ngay_Nghi_201307.C3]+[Thong_Tin_Ngay_Nghi_201308.C3]+[Thong_Tin_Ngay_Nghi_201309.C3]+[Thong_Tin_Ngay_Nghi_201310.C3]+[Thong_Tin_Ngay_Nghi_201311.C3]" office:value-type="float" office:value="3.5">
            <text:p>3.5</text:p>
          </table:table-cell>
          <table:table-cell table:style-name="ce36" table:formula="of:=[.E4]-[.F4]" office:value-type="float" office:value="2.5">
            <text:p>2.5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104" office:value-type="date" office:date-value="2013-06-24">
            <text:p>06/24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5])&gt;YEAR([.C5]);12;IF(DAY([.D5])&lt;DAY(DATE(YEAR([.D5]);MONTH([.D5])+1;1)-1)/2;MONTH([.D5])-1;MONTH([.D5])))  -  IF(DAY(DATE(YEAR([.C5]);MONTH([.C5])+1;1)-1) - DAY([.C5]) + 1&lt; DAY(DATE(YEAR([.C5]);MONTH([.C5])+1;1)-1)/2;MONTH([.C5]);MONTH([.C5])-1)" office:value-type="float" office:value="6">
            <text:p>6</text:p>
          </table:table-cell>
          <table:table-cell table:style-name="ce106" table:formula="of:=[Thong_Tin_Ngay_Nghi_201307.C4]+[Thong_Tin_Ngay_Nghi_201308.C4]+[Thong_Tin_Ngay_Nghi_201309.C4]+[Thong_Tin_Ngay_Nghi_201310.C4]+[Thong_Tin_Ngay_Nghi_201311.C4]" office:value-type="float" office:value="4">
            <text:p>4</text:p>
          </table:table-cell>
          <table:table-cell table:style-name="ce36" table:formula="of:=[.E5]-[.F5]" office:value-type="float" office:value="2">
            <text:p>2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104" office:value-type="date" office:date-value="2013-08-01">
            <text:p>08/01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6])&gt;YEAR([.C6]);12;IF(DAY([.D6])&lt;DAY(DATE(YEAR([.D6]);MONTH([.D6])+1;1)-1)/2;MONTH([.D6])-1;MONTH([.D6])))  -  IF(DAY(DATE(YEAR([.C6]);MONTH([.C6])+1;1)-1) - DAY([.C6]) + 1&lt; DAY(DATE(YEAR([.C6]);MONTH([.C6])+1;1)-1)/2;MONTH([.C6]);MONTH([.C6])-1)" office:value-type="float" office:value="5">
            <text:p>5</text:p>
          </table:table-cell>
          <table:table-cell table:style-name="ce106" table:formula="of:=[Thong_Tin_Ngay_Nghi_201307.C5]+[Thong_Tin_Ngay_Nghi_201308.C5]+[Thong_Tin_Ngay_Nghi_201309.C5]+[Thong_Tin_Ngay_Nghi_201310.C5]+[Thong_Tin_Ngay_Nghi_201311.C5]" office:value-type="float" office:value="6.5">
            <text:p>6.5</text:p>
          </table:table-cell>
          <table:table-cell table:style-name="ce36" table:formula="of:=[.E6]-[.F6]" office:value-type="float" office:value="-1.5">
            <text:p>-1.5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104" office:value-type="date" office:date-value="2013-09-16">
            <text:p>09/16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/>
          <table:table-cell table:style-name="ce106" table:formula="of:=[Thong_Tin_Ngay_Nghi_201307.C6]+[Thong_Tin_Ngay_Nghi_201308.C6]+[Thong_Tin_Ngay_Nghi_201309.C6]+[Thong_Tin_Ngay_Nghi_201310.C6]+[Thong_Tin_Ngay_Nghi_201311.C6]" office:value-type="float" office:value="0">
            <text:p>0</text:p>
          </table:table-cell>
          <table:table-cell table:style-name="ce36"/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4">
            <text:p>4</text:p>
          </table:table-cell>
          <table:table-cell table:style-name="ce36" office:value-type="string">
            <text:p>HienNV</text:p>
          </table:table-cell>
          <table:table-cell table:style-name="ce104" office:value-type="date" office:date-value="2013-06-24">
            <text:p>06/24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8])&gt;YEAR([.C8]);12;IF(DAY([.D8])&lt;DAY(DATE(YEAR([.D8]);MONTH([.D8])+1;1)-1)/2;MONTH([.D8])-1;MONTH([.D8])))  -  IF(DAY(DATE(YEAR([.C8]);MONTH([.C8])+1;1)-1) - DAY([.C8]) + 1&lt; DAY(DATE(YEAR([.C8]);MONTH([.C8])+1;1)-1)/2;MONTH([.C8]);MONTH([.C8])-1)" office:value-type="float" office:value="6">
            <text:p>6</text:p>
          </table:table-cell>
          <table:table-cell table:style-name="ce106" table:formula="of:=[Thong_Tin_Ngay_Nghi_201307.C7]+[Thong_Tin_Ngay_Nghi_201308.C7]+[Thong_Tin_Ngay_Nghi_201309.C7]+[Thong_Tin_Ngay_Nghi_201310.C7]+[Thong_Tin_Ngay_Nghi_201311.C7]" office:value-type="float" office:value="6">
            <text:p>6</text:p>
          </table:table-cell>
          <table:table-cell table:style-name="ce36" table:formula="of:=[.E8]-[.F8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5">
            <text:p>5</text:p>
          </table:table-cell>
          <table:table-cell table:style-name="ce36" office:value-type="string">
            <text:p>HuongDT</text:p>
          </table:table-cell>
          <table:table-cell table:style-name="ce104" office:value-type="date" office:date-value="2013-10-14">
            <text:p>10/14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9])&gt;YEAR([.C9]);12;IF(DAY([.D9])&lt;DAY(DATE(YEAR([.D9]);MONTH([.D9])+1;1)-1)/2;MONTH([.D9])-1;MONTH([.D9])))  -  IF(DAY(DATE(YEAR([.C9]);MONTH([.C9])+1;1)-1) - DAY([.C9]) + 1&lt; DAY(DATE(YEAR([.C9]);MONTH([.C9])+1;1)-1)/2;MONTH([.C9]);MONTH([.C9])-1)" office:value-type="float" office:value="3">
            <text:p>3</text:p>
          </table:table-cell>
          <table:table-cell table:style-name="ce106" table:formula="of:=[Thong_Tin_Ngay_Nghi_201307.C8]+[Thong_Tin_Ngay_Nghi_201308.C8]+[Thong_Tin_Ngay_Nghi_201309.C8]+[Thong_Tin_Ngay_Nghi_201310.C8]+[Thong_Tin_Ngay_Nghi_201311.C8]" office:value-type="float" office:value="0">
            <text:p>0</text:p>
          </table:table-cell>
          <table:table-cell table:style-name="ce36" table:formula="of:=[.E9]-[.F9]" office:value-type="float" office:value="3">
            <text:p>3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6">
            <text:p>6</text:p>
          </table:table-cell>
          <table:table-cell table:style-name="ce102" office:value-type="string">
            <text:p>LongTT</text:p>
          </table:table-cell>
          <table:table-cell table:style-name="ce105" office:value-type="date" office:date-value="2013-08-12">
            <text:p>08/12/13</text:p>
          </table:table-cell>
          <table:table-cell table:style-name="ce105" office:value-type="date" office:date-value="2013-09-24">
            <text:p>09/24/13</text:p>
          </table:table-cell>
          <table:table-cell table:style-name="ce102" table:formula="of:=IF(YEAR([.D10])&gt;YEAR([.C10]);12;IF(DAY([.D10])&lt;DAY(DATE(YEAR([.D10]);MONTH([.D10])+1;1)-1)/2;MONTH([.D10])-1;MONTH([.D10])))  -  IF(DAY(DATE(YEAR([.C10]);MONTH([.C10])+1;1)-1) - DAY([.C10]) + 1&lt; DAY(DATE(YEAR([.C10]);MONTH([.C10])+1;1)-1)/2;MONTH([.C10]);MONTH([.C10])-1)" office:value-type="float" office:value="2">
            <text:p>2</text:p>
          </table:table-cell>
          <table:table-cell table:style-name="ce106" table:formula="of:=[Thong_Tin_Ngay_Nghi_201307.C9]+[Thong_Tin_Ngay_Nghi_201308.C9]+[Thong_Tin_Ngay_Nghi_201309.C9]+[Thong_Tin_Ngay_Nghi_201310.C9]+[Thong_Tin_Ngay_Nghi_201311.C9]" office:value-type="float" office:value="2.5">
            <text:p>2.5</text:p>
          </table:table-cell>
          <table:table-cell table:style-name="ce102" table:formula="of:=[.E10]-[.F10]" office:value-type="float" office:value="-0.5">
            <text:p>-0.5</text:p>
          </table:table-cell>
          <table:table-cell table:style-name="ce108" table:number-columns-repeated="989"/>
          <table:table-cell table:style-name="ce110" table:number-columns-repeated="28"/>
        </table:table-row>
        <table:table-row table:style-name="ro7">
          <table:table-cell table:style-name="ce34" office:value-type="float" office:value="7">
            <text:p>7</text:p>
          </table:table-cell>
          <table:table-cell table:style-name="ce36" office:value-type="string">
            <text:p>NamTV</text:p>
          </table:table-cell>
          <table:table-cell table:style-name="ce104" office:value-type="date" office:date-value="2013-07-01">
            <text:p>07/01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11])&gt;YEAR([.C11]);12;IF(DAY([.D11])&lt;DAY(DATE(YEAR([.D11]);MONTH([.D11])+1;1)-1)/2;MONTH([.D11])-1;MONTH([.D11])))  -  IF(DAY(DATE(YEAR([.C11]);MONTH([.C11])+1;1)-1) - DAY([.C11]) + 1&lt; DAY(DATE(YEAR([.C11]);MONTH([.C11])+1;1)-1)/2;MONTH([.C11]);MONTH([.C11])-1)" office:value-type="float" office:value="6">
            <text:p>6</text:p>
          </table:table-cell>
          <table:table-cell table:style-name="ce106" table:formula="of:=[Thong_Tin_Ngay_Nghi_201307.C10]+[Thong_Tin_Ngay_Nghi_201308.C10]+[Thong_Tin_Ngay_Nghi_201309.C10]+[Thong_Tin_Ngay_Nghi_201310.C10]+[Thong_Tin_Ngay_Nghi_201311.C10]" office:value-type="float" office:value="2">
            <text:p>2</text:p>
          </table:table-cell>
          <table:table-cell table:style-name="ce36" table:formula="of:=[.E11]-[.F11]" office:value-type="float" office:value="4">
            <text:p>4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8">
            <text:p>8</text:p>
          </table:table-cell>
          <table:table-cell table:style-name="ce36" office:value-type="string">
            <text:p>NhanNM</text:p>
          </table:table-cell>
          <table:table-cell table:style-name="ce104" office:value-type="date" office:date-value="2013-09-04">
            <text:p>09/04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12])&gt;YEAR([.C12]);12;IF(DAY([.D12])&lt;DAY(DATE(YEAR([.D12]);MONTH([.D12])+1;1)-1)/2;MONTH([.D12])-1;MONTH([.D12])))  -  IF(DAY(DATE(YEAR([.C12]);MONTH([.C12])+1;1)-1) - DAY([.C12]) + 1&lt; DAY(DATE(YEAR([.C12]);MONTH([.C12])+1;1)-1)/2;MONTH([.C12]);MONTH([.C12])-1)" office:value-type="float" office:value="4">
            <text:p>4</text:p>
          </table:table-cell>
          <table:table-cell table:style-name="ce106" table:formula="of:=[Thong_Tin_Ngay_Nghi_201307.C11]+[Thong_Tin_Ngay_Nghi_201308.C11]+[Thong_Tin_Ngay_Nghi_201309.C11]+[Thong_Tin_Ngay_Nghi_201310.C11]+[Thong_Tin_Ngay_Nghi_201311.C11]" office:value-type="float" office:value="2.5">
            <text:p>2.5</text:p>
          </table:table-cell>
          <table:table-cell table:style-name="ce36" table:formula="of:=[.E12]-[.F12]" office:value-type="float" office:value="1.5">
            <text:p>1.5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9">
            <text:p>9</text:p>
          </table:table-cell>
          <table:table-cell table:style-name="ce36" office:value-type="string">
            <text:p>SinhNT</text:p>
          </table:table-cell>
          <table:table-cell table:style-name="ce104" office:value-type="date" office:date-value="2013-09-09">
            <text:p>09/09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13])&gt;YEAR([.C13]);12;IF(DAY([.D13])&lt;DAY(DATE(YEAR([.D13]);MONTH([.D13])+1;1)-1)/2;MONTH([.D13])-1;MONTH([.D13])))  -  IF(DAY(DATE(YEAR([.C13]);MONTH([.C13])+1;1)-1) - DAY([.C13]) + 1&lt; DAY(DATE(YEAR([.C13]);MONTH([.C13])+1;1)-1)/2;MONTH([.C13]);MONTH([.C13])-1)" office:value-type="float" office:value="4">
            <text:p>4</text:p>
          </table:table-cell>
          <table:table-cell table:style-name="ce106" table:formula="of:=[Thong_Tin_Ngay_Nghi_201307.C12]+[Thong_Tin_Ngay_Nghi_201308.C12]+[Thong_Tin_Ngay_Nghi_201309.C12]+[Thong_Tin_Ngay_Nghi_201310.C12]+[Thong_Tin_Ngay_Nghi_201311.C12]" office:value-type="float" office:value="0">
            <text:p>0</text:p>
          </table:table-cell>
          <table:table-cell table:style-name="ce36" table:formula="of:=[.E13]-[.F13]" office:value-type="float" office:value="4">
            <text:p>4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10">
            <text:p>10</text:p>
          </table:table-cell>
          <table:table-cell table:style-name="ce36" office:value-type="string">
            <text:p>ThieuNV</text:p>
          </table:table-cell>
          <table:table-cell table:style-name="ce104" office:value-type="date" office:date-value="2013-07-22">
            <text:p>07/22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14])&gt;YEAR([.C14]);12;IF(DAY([.D14])&lt;DAY(DATE(YEAR([.D14]);MONTH([.D14])+1;1)-1)/2;MONTH([.D14])-1;MONTH([.D14])))  -  IF(DAY(DATE(YEAR([.C14]);MONTH([.C14])+1;1)-1) - DAY([.C14]) + 1&lt; DAY(DATE(YEAR([.C14]);MONTH([.C14])+1;1)-1)/2;MONTH([.C14]);MONTH([.C14])-1)" office:value-type="float" office:value="5">
            <text:p>5</text:p>
          </table:table-cell>
          <table:table-cell table:style-name="ce106" table:formula="of:=[Thong_Tin_Ngay_Nghi_201307.C13]+[Thong_Tin_Ngay_Nghi_201308.C13]+[Thong_Tin_Ngay_Nghi_201309.C13]+[Thong_Tin_Ngay_Nghi_201310.C13]+[Thong_Tin_Ngay_Nghi_201311.C13]" office:value-type="float" office:value="0.5">
            <text:p>0.5</text:p>
          </table:table-cell>
          <table:table-cell table:style-name="ce36" table:formula="of:=[.E14]-[.F14]" office:value-type="float" office:value="4.5">
            <text:p>4.5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11">
            <text:p>11</text:p>
          </table:table-cell>
          <table:table-cell table:style-name="ce36" office:value-type="string">
            <text:p>ThaoDTH</text:p>
          </table:table-cell>
          <table:table-cell table:style-name="ce104" office:value-type="date" office:date-value="2013-08-13">
            <text:p>08/13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15])&gt;YEAR([.C15]);12;IF(DAY([.D15])&lt;DAY(DATE(YEAR([.D15]);MONTH([.D15])+1;1)-1)/2;MONTH([.D15])-1;MONTH([.D15])))  -  IF(DAY(DATE(YEAR([.C15]);MONTH([.C15])+1;1)-1) - DAY([.C15]) + 1&lt; DAY(DATE(YEAR([.C15]);MONTH([.C15])+1;1)-1)/2;MONTH([.C15]);MONTH([.C15])-1)" office:value-type="float" office:value="5">
            <text:p>5</text:p>
          </table:table-cell>
          <table:table-cell table:style-name="ce106" table:formula="of:=[Thong_Tin_Ngay_Nghi_201307.C14]+[Thong_Tin_Ngay_Nghi_201308.C14]+[Thong_Tin_Ngay_Nghi_201309.C14]+[Thong_Tin_Ngay_Nghi_201310.C14]+[Thong_Tin_Ngay_Nghi_201311.C14]" office:value-type="float" office:value="2.5">
            <text:p>2.5</text:p>
          </table:table-cell>
          <table:table-cell table:style-name="ce36" table:formula="of:=[.E15]-[.F15]" office:value-type="float" office:value="2.5">
            <text:p>2.5</text:p>
          </table:table-cell>
          <table:table-cell table:style-name="ce35" table:number-columns-repeated="989"/>
          <table:table-cell table:number-columns-repeated="28"/>
        </table:table-row>
        <table:table-row table:style-name="ro7">
          <table:table-cell table:style-name="ce34" office:value-type="float" office:value="12">
            <text:p>12</text:p>
          </table:table-cell>
          <table:table-cell table:style-name="ce36" office:value-type="string">
            <text:p>ThuyLTT</text:p>
          </table:table-cell>
          <table:table-cell table:style-name="ce104" office:value-type="date" office:date-value="2013-06-24">
            <text:p>06/24/13</text:p>
          </table:table-cell>
          <table:table-cell table:style-name="ce104" table:formula="of:=NOW()" office:value-type="date" office:date-value="2014-03-26T15:32:36.04">
            <text:p>03/26/14</text:p>
          </table:table-cell>
          <table:table-cell table:style-name="ce36" table:formula="of:=IF(YEAR([.D16])&gt;YEAR([.C16]);12;IF(DAY([.D16])&lt;DAY(DATE(YEAR([.D16]);MONTH([.D16])+1;1)-1)/2;MONTH([.D16])-1;MONTH([.D16])))  -  IF(DAY(DATE(YEAR([.C16]);MONTH([.C16])+1;1)-1) - DAY([.C16]) + 1&lt; DAY(DATE(YEAR([.C16]);MONTH([.C16])+1;1)-1)/2;MONTH([.C16]);MONTH([.C16])-1)" office:value-type="float" office:value="6">
            <text:p>6</text:p>
          </table:table-cell>
          <table:table-cell table:style-name="ce106" table:formula="of:=[Thong_Tin_Ngay_Nghi_201307.C15]+[Thong_Tin_Ngay_Nghi_201308.C15]+[Thong_Tin_Ngay_Nghi_201309.C15]+[Thong_Tin_Ngay_Nghi_201310.C15]+[Thong_Tin_Ngay_Nghi_201311.C15]" office:value-type="float" office:value="6">
            <text:p>6</text:p>
          </table:table-cell>
          <table:table-cell table:style-name="ce36" table:formula="of:=[.E16]-[.F16]" office:value-type="float" office:value="0">
            <text:p>0</text:p>
          </table:table-cell>
          <table:table-cell table:style-name="ce35" table:number-columns-repeated="989"/>
          <table:table-cell table:number-columns-repeated="28"/>
        </table:table-row>
        <table:table-row table:style-name="ro2" table:number-rows-repeated="65396">
          <table:table-cell table:style-name="ce35" table:number-columns-repeated="996"/>
          <table:table-cell table:number-columns-repeated="28"/>
        </table:table-row>
        <table:table-row table:style-name="ro2" table:number-rows-repeated="9831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7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7"/>
          <table:table-cell table:style-name="ce35" table:number-columns-repeated="2"/>
          <table:table-cell table:style-name="ce49" office:value-type="string" table:number-columns-spanned="31" table:number-rows-spanned="1">
            <text:p>July</text:p>
          </table:table-cell>
          <table:covered-table-cell table:number-columns-repeated="30" table:style-name="ce52"/>
          <table:table-cell table:style-name="ce42" table:number-columns-repeated="990"/>
        </table:table-row>
        <table:table-row table:style-name="ro7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5">
            <text:p>5</text:p>
          </table:table-cell>
          <table:table-cell table:style-name="ce50" office:value-type="float" office:value="-6">
            <text:p>-6</text:p>
          </table:table-cell>
          <table:table-cell table:style-name="ce50" office:value-type="float" office:value="-7">
            <text:p>-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-13">
            <text:p>-13</text:p>
          </table:table-cell>
          <table:table-cell table:style-name="ce50" office:value-type="float" office:value="-14">
            <text:p>-14</text:p>
          </table:table-cell>
          <table:table-cell table:style-name="ce50" office:value-type="float" office:value="15">
            <text:p>15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-20">
            <text:p>-20</text:p>
          </table:table-cell>
          <table:table-cell table:style-name="ce50" office:value-type="float" office:value="-21">
            <text:p>-21</text:p>
          </table:table-cell>
          <table:table-cell table:style-name="ce50" office:value-type="float" office:value="22">
            <text:p>22</text:p>
          </table:table-cell>
          <table:table-cell table:style-name="ce50" office:value-type="float" office:value="23">
            <text:p>23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26">
            <text:p>26</text:p>
          </table:table-cell>
          <table:table-cell table:style-name="ce50" office:value-type="float" office:value="-27">
            <text:p>-27</text:p>
          </table:table-cell>
          <table:table-cell table:style-name="ce50" office:value-type="float" office:value="-28">
            <text:p>-28</text:p>
          </table:table-cell>
          <table:table-cell table:style-name="ce50" office:value-type="float" office:value="29">
            <text:p>29</text:p>
          </table:table-cell>
          <table:table-cell table:style-name="ce50" office:value-type="float" office:value="30">
            <text:p>30</text:p>
          </table:table-cell>
          <table:table-cell table:style-name="ce50" office:value-type="float" office:value="31">
            <text:p>31</text:p>
          </table:table-cell>
          <table:table-cell table:style-name="ce42" table:number-columns-repeated="990"/>
        </table:table-row>
        <table:table-row table:style-name="ro7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8" table:formula="of:=SUM([.D3:.AH3])" office:value-type="float" office:value="1.5">
            <text:p>1.5</text:p>
          </table:table-cell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.5">
            <text:p>0.5</text:p>
          </table:table-cell>
          <table:table-cell table:number-columns-repeated="4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35" table:number-columns-repeated="990"/>
        </table:table-row>
        <table:table-row table:style-name="ro7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8" table:formula="of:=SUM([.D4:.AH4])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35" table:number-columns-repeated="990"/>
        </table:table-row>
        <table:table-row table:style-name="ro7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8" table:formula="of:=SUM([.D5:.AH5])" office:value-type="float" office:value="0">
            <text:p>0</text:p>
          </table:table-cell>
          <table:table-cell table:style-name="ce51" table:number-columns-repeated="31"/>
          <table:table-cell table:style-name="ce35" table:number-columns-repeated="990"/>
        </table:table-row>
        <table:table-row table:style-name="ro7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8" table:formula="of:=SUM([.D6:.AH6])" office:value-type="float" office:value="0">
            <text:p>0</text:p>
          </table:table-cell>
          <table:table-cell table:style-name="ce51" table:number-columns-repeated="31"/>
          <table:table-cell table:style-name="ce35" table:number-columns-repeated="990"/>
        </table:table-row>
        <table:table-row table:style-name="ro7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8" table:formula="of:=SUM([.D7:.AH7])" office:value-type="float" office:value="0">
            <text:p>0</text:p>
          </table:table-cell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35" table:number-columns-repeated="990"/>
        </table:table-row>
        <table:table-row table:style-name="ro7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48" table:formula="of:=SUM([.D8:.AH8])" office:value-type="float" office:value="0">
            <text:p>0</text:p>
          </table:table-cell>
          <table:table-cell table:style-name="ce51" table:number-columns-repeated="31"/>
          <table:table-cell table:style-name="ce35" table:number-columns-repeated="990"/>
        </table:table-row>
        <table:table-row table:style-name="ro7">
          <table:table-cell table:style-name="ce34" office:value-type="float" office:value="7">
            <text:p>7</text:p>
          </table:table-cell>
          <table:table-cell table:style-name="ce36" office:value-type="string">
            <text:p>LongTT</text:p>
          </table:table-cell>
          <table:table-cell table:style-name="ce48" table:formula="of:=SUM([.D9:.AH9])" office:value-type="float" office:value="0">
            <text:p>0</text:p>
          </table:table-cell>
          <table:table-cell table:style-name="ce51" table:number-columns-repeated="31"/>
          <table:table-cell table:style-name="ce35" table:number-columns-repeated="990"/>
        </table:table-row>
        <table:table-row table:style-name="ro7">
          <table:table-cell table:style-name="ce34" office:value-type="float" office:value="8">
            <text:p>8</text:p>
          </table:table-cell>
          <table:table-cell table:style-name="ce36" office:value-type="string">
            <text:p>NamTV</text:p>
          </table:table-cell>
          <table:table-cell table:style-name="ce48" table:formula="of:=SUM([.D10:.AH10])" office:value-type="float" office:value="0">
            <text:p>0</text:p>
          </table:table-cell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35" table:number-columns-repeated="990"/>
        </table:table-row>
        <table:table-row table:style-name="ro7">
          <table:table-cell table:style-name="ce34" office:value-type="float" office:value="9">
            <text:p>9</text:p>
          </table:table-cell>
          <table:table-cell table:style-name="ce36" office:value-type="string">
            <text:p>NhanNM</text:p>
          </table:table-cell>
          <table:table-cell table:style-name="ce48" table:formula="of:=SUM([.D11:.AH11])" office:value-type="float" office:value="0">
            <text:p>0</text:p>
          </table:table-cell>
          <table:table-cell table:style-name="ce51" table:number-columns-repeated="31"/>
          <table:table-cell table:style-name="ce35" table:number-columns-repeated="990"/>
        </table:table-row>
        <table:table-row table:style-name="ro7">
          <table:table-cell table:style-name="ce34" office:value-type="float" office:value="10">
            <text:p>10</text:p>
          </table:table-cell>
          <table:table-cell table:style-name="ce36" office:value-type="string">
            <text:p>SinhNT</text:p>
          </table:table-cell>
          <table:table-cell table:style-name="ce48" table:formula="of:=SUM([.D12:.AH12])" office:value-type="float" office:value="0">
            <text:p>0</text:p>
          </table:table-cell>
          <table:table-cell table:style-name="ce51" table:number-columns-repeated="31"/>
          <table:table-cell table:style-name="ce35" table:number-columns-repeated="990"/>
        </table:table-row>
        <table:table-row table:style-name="ro7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48" table:formula="of:=SUM([.D13:.AH13])" office:value-type="float" office:value="0">
            <text:p>0</text:p>
          </table:table-cell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35" table:number-columns-repeated="990"/>
        </table:table-row>
        <table:table-row table:style-name="ro7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48" table:formula="of:=SUM([.D14:.AH14])" office:value-type="float" office:value="0">
            <text:p>0</text:p>
          </table:table-cell>
          <table:table-cell table:style-name="ce51" table:number-columns-repeated="31"/>
          <table:table-cell table:style-name="ce35" table:number-columns-repeated="990"/>
        </table:table-row>
        <table:table-row table:style-name="ro7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48" table:formula="of:=SUM([.D15:.AH15])" office:value-type="float" office:value="1.5">
            <text:p>1.5</text:p>
          </table:table-cell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35" table:number-columns-repeated="990"/>
        </table:table-row>
        <table:table-row table:style-name="ro12" table:number-rows-repeated="65411">
          <table:table-cell table:style-name="ce35" table:number-columns-repeated="1024"/>
        </table:table-row>
        <table:table-row table:style-name="ro2" table:number-rows-repeated="9831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8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number-columns-repeated="31" table:default-cell-style-name="Default"/>
        <table:table-column table:style-name="co7" table:number-columns-repeated="990" table:default-cell-style-name="Default"/>
        <table:table-row table:style-name="ro11">
          <table:table-cell table:style-name="ce47"/>
          <table:table-cell table:style-name="ce35" table:number-columns-repeated="2"/>
          <table:table-cell table:style-name="ce54" office:value-type="string" table:number-columns-spanned="31" table:number-rows-spanned="1">
            <text:p>August</text:p>
          </table:table-cell>
          <table:covered-table-cell table:number-columns-repeated="30" table:style-name="ce57"/>
          <table:table-cell table:style-name="ce42" table:number-columns-repeated="990"/>
        </table:table-row>
        <table:table-row table:style-name="ro7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-3">
            <text:p>-3</text:p>
          </table:table-cell>
          <table:table-cell table:style-name="ce55" office:value-type="float" office:value="-4">
            <text:p>-4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8">
            <text:p>8</text:p>
          </table:table-cell>
          <table:table-cell table:style-name="ce55" office:value-type="float" office:value="9">
            <text:p>9</text:p>
          </table:table-cell>
          <table:table-cell table:style-name="ce55" office:value-type="float" office:value="-10">
            <text:p>-10</text:p>
          </table:table-cell>
          <table:table-cell table:style-name="ce55" office:value-type="float" office:value="-11">
            <text:p>-11</text:p>
          </table:table-cell>
          <table:table-cell table:style-name="ce55" office:value-type="float" office:value="12">
            <text:p>12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15">
            <text:p>15</text:p>
          </table:table-cell>
          <table:table-cell table:style-name="ce55" office:value-type="float" office:value="16">
            <text:p>16</text:p>
          </table:table-cell>
          <table:table-cell table:style-name="ce55" office:value-type="float" office:value="-17">
            <text:p>-17</text:p>
          </table:table-cell>
          <table:table-cell table:style-name="ce55" office:value-type="float" office:value="-18">
            <text:p>-18</text:p>
          </table:table-cell>
          <table:table-cell table:style-name="ce55" office:value-type="float" office:value="19">
            <text:p>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22">
            <text:p>22</text:p>
          </table:table-cell>
          <table:table-cell table:style-name="ce55" office:value-type="float" office:value="23">
            <text:p>23</text:p>
          </table:table-cell>
          <table:table-cell table:style-name="ce55" office:value-type="float" office:value="-24">
            <text:p>-24</text:p>
          </table:table-cell>
          <table:table-cell table:style-name="ce55" office:value-type="float" office:value="-25">
            <text:p>-25</text:p>
          </table:table-cell>
          <table:table-cell table:style-name="ce55" office:value-type="float" office:value="26">
            <text:p>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55" office:value-type="float" office:value="29">
            <text:p>29</text:p>
          </table:table-cell>
          <table:table-cell table:style-name="ce55" office:value-type="float" office:value="30">
            <text:p>30</text:p>
          </table:table-cell>
          <table:table-cell table:style-name="ce55" office:value-type="float" office:value="-31">
            <text:p>-31</text:p>
          </table:table-cell>
          <table:table-cell table:style-name="ce42" table:number-columns-repeated="969"/>
          <table:table-cell table:number-columns-repeated="21"/>
        </table:table-row>
        <table:table-row table:style-name="ro7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3" table:formula="of:=SUM([.D3:.AH3])" office:value-type="float" office:value="0.5">
            <text:p>0.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3" table:formula="of:=SUM([.D4:.AH4])" office:value-type="float" office:value="0.5">
            <text:p>0.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3" table:formula="of:=SUM([.D5:.AH5])" office:value-type="float" office:value="1.5">
            <text:p>1.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3" table:formula="of:=SUM([.D6:.AH6])" office:value-type="float" office:value="0">
            <text:p>0</text:p>
          </table:table-cell>
          <table:table-cell table:style-name="ce56" table:number-columns-repeated="31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3" table:formula="of:=SUM([.D7:.AH7])" office:value-type="float" office:value="1.5">
            <text:p>1.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4"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53" table:formula="of:=SUM([.D8:.AH8])" office:value-type="float" office:value="0">
            <text:p>0</text:p>
          </table:table-cell>
          <table:table-cell table:style-name="ce56" table:number-columns-repeated="31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7">
            <text:p>7</text:p>
          </table:table-cell>
          <table:table-cell table:style-name="ce36" office:value-type="string">
            <text:p>LongTT</text:p>
          </table:table-cell>
          <table:table-cell table:style-name="ce53" table:formula="of:=SUM([.D9:.AH9])" office:value-type="float" office:value="0.5">
            <text:p>0.5</text:p>
          </table:table-cell>
          <table:table-cell table:style-name="ce56" table:number-columns-repeated="11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number-columns-repeated="3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8">
            <text:p>8</text:p>
          </table:table-cell>
          <table:table-cell table:style-name="ce36" office:value-type="string">
            <text:p>NamTV</text:p>
          </table:table-cell>
          <table:table-cell table:style-name="ce53" table:formula="of:=SUM([.D10:.AH10])" office:value-type="float" office:value="0"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9">
            <text:p>9</text:p>
          </table:table-cell>
          <table:table-cell table:style-name="ce36" office:value-type="string">
            <text:p>NhanNM</text:p>
          </table:table-cell>
          <table:table-cell table:style-name="ce53" table:formula="of:=SUM([.D11:.AH11])" office:value-type="float" office:value="0">
            <text:p>0</text:p>
          </table:table-cell>
          <table:table-cell table:style-name="ce56" table:number-columns-repeated="31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10">
            <text:p>10</text:p>
          </table:table-cell>
          <table:table-cell table:style-name="ce36" office:value-type="string">
            <text:p>SinhNT</text:p>
          </table:table-cell>
          <table:table-cell table:style-name="ce53" table:formula="of:=SUM([.D12:.AH12])" office:value-type="float" office:value="0">
            <text:p>0</text:p>
          </table:table-cell>
          <table:table-cell table:style-name="ce56" table:number-columns-repeated="31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53" table:formula="of:=SUM([.D13:.AH13])" office:value-type="float" office:value="0.5">
            <text:p>0.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53" table:formula="of:=SUM([.D14:.AH14])" office:value-type="float" office:value="0">
            <text:p>0</text:p>
          </table:table-cell>
          <table:table-cell table:style-name="ce56" table:number-columns-repeated="13"/>
          <table:table-cell table:number-columns-repeated="3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7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53" table:formula="of:=SUM([.D15:.AH15])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1">
            <text:p>1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/>
          <table:table-cell table:style-name="ce35" table:number-columns-repeated="969"/>
          <table:table-cell table:number-columns-repeated="21"/>
        </table:table-row>
        <table:table-row table:style-name="ro2" table:number-rows-repeated="2">
          <table:table-cell table:style-name="ce35" table:number-columns-repeated="1003"/>
          <table:table-cell table:number-columns-repeated="21"/>
        </table:table-row>
        <table:table-row table:style-name="ro2">
          <table:table-cell table:style-name="ce35" table:number-columns-repeated="5"/>
          <table:table-cell table:style-name="ce35" office:value-type="string">
            <text:p><text:s/></text:p>
          </table:table-cell>
          <table:table-cell table:style-name="ce35" table:number-columns-repeated="997"/>
          <table:table-cell table:number-columns-repeated="21"/>
        </table:table-row>
        <table:table-row table:style-name="ro2" table:number-rows-repeated="65408">
          <table:table-cell table:style-name="ce35" table:number-columns-repeated="1003"/>
          <table:table-cell table:number-columns-repeated="21"/>
        </table:table-row>
        <table:table-row table:style-name="ro2" table:number-rows-repeated="9831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09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number-columns-repeated="30" table:default-cell-style-name="Default"/>
        <table:table-column table:style-name="co7" table:number-columns-repeated="984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59" office:value-type="string" table:number-columns-spanned="30" table:number-rows-spanned="1">
            <text:p>September</text:p>
          </table:table-cell>
          <table:covered-table-cell table:number-columns-repeated="29" table:style-name="ce62"/>
          <table:table-cell table:style-name="ce42" table:number-columns-repeated="984"/>
        </table:table-row>
        <table:table-row table:style-name="ro7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0" office:value-type="float" office:value="-1">
            <text:p>-1</text:p>
          </table:table-cell>
          <table:table-cell table:style-name="ce60" office:value-type="float" office:value="2">
            <office:annotation draw:style-name="gr1" draw:text-style-name="P1" svg:width="1.1413in" svg:height="0.2346in" svg:x="1.8854in" svg:y="4.3295in" draw:caption-point-x="0.8024in" draw:caption-point-y="-4.0925in">
              <dc:date>2013-09-04T00:00:00</dc:date>
              <text:p text:style-name="P1"><text:span text:style-name="T1">National day 2/9</text:span></text:p>
            </office:annotation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-7">
            <text:p>-7</text:p>
          </table:table-cell>
          <table:table-cell table:style-name="ce60" office:value-type="float" office:value="-8">
            <text:p>-8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-14">
            <text:p>-14</text:p>
          </table:table-cell>
          <table:table-cell table:style-name="ce60" office:value-type="float" office:value="-15">
            <text:p>-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-21">
            <text:p>-21</text:p>
          </table:table-cell>
          <table:table-cell table:style-name="ce60" office:value-type="float" office:value="-22">
            <text:p>-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-28">
            <text:p>-28</text:p>
          </table:table-cell>
          <table:table-cell table:style-name="ce60" office:value-type="float" office:value="-29">
            <text:p>-29</text:p>
          </table:table-cell>
          <table:table-cell table:style-name="ce60" office:value-type="float" office:value="30">
            <text:p>30</text:p>
          </table:table-cell>
          <table:table-cell table:style-name="ce42" table:number-columns-repeated="964"/>
          <table:table-cell table:number-columns-repeated="20"/>
        </table:table-row>
        <table:table-row table:style-name="ro7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8" table:formula="of:=SUM([.D3:.AG3])" office:value-type="float" office:value="0.5">
            <text:p>0.5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8" table:formula="of:=SUM([.D4:.AG4])" office:value-type="float" office:value="1">
            <text:p>1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.5">
            <office:annotation office:display="true" draw:style-name="gr1" draw:text-style-name="P1" svg:width="1.1413in" svg:height="0.5457in" svg:x="8.9744in" svg:y="4.1681in" draw:caption-point-x="-0.0059in" draw:caption-point-y="-3.4358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58" table:formula="of:=SUM([.D5:.AG5])" office:value-type="float" office:value="2.5">
            <text:p>2.5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58" table:formula="of:=SUM([.D6:.AG6])" office:value-type="float" office:value="0">
            <text:p>0</text:p>
          </table:table-cell>
          <table:table-cell table:style-name="ce61" table:number-columns-repeated="15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58" table:formula="of:=SUM([.D7:.AG7])" office:value-type="float" office:value="0.5">
            <text:p>0.5</text:p>
          </table:table-cell>
          <table:table-cell table:style-name="ce61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style-name="ce61" office:value-type="float" office:value="0">
            <office:annotation draw:style-name="gr1" draw:text-style-name="P1" svg:width="1.1413in" svg:height="0.3902in" svg:x="4.4661in" svg:y="4.3752in" draw:caption-point-x="0.8079in" draw:caption-point-y="-2.9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">
            <office:annotation draw:style-name="gr1" draw:text-style-name="P1" svg:width="1.1413in" svg:height="0.3902in" svg:x="6.3661in" svg:y="3.7331in" draw:caption-point-x="0.0161in" draw:caption-point-y="-2.2579in">
              <dc:date>2013-09-12T00:00:00</dc:date>
              <text:p text:style-name="P1"><text:span text:style-name="T1">Nghỉ ốm 0.5 ngày: đau mắt</text:span></text:p>
            </office:annotation>
            <text:p>0</text:p>
          </table:table-cell>
          <table:table-cell table:style-name="ce61" office:value-type="float" office:value="0">
            <office:annotation draw:style-name="gr1" draw:text-style-name="P1" svg:width="1.1413in" svg:height="0.3902in" svg:x="7.7504in" svg:y="3.7331in" draw:caption-point-x="-0.9984in" draw:caption-point-y="-2.2579in">
              <dc:date>2013-09-14T00:00:00</dc:date>
              <text:p text:style-name="P1"><text:span text:style-name="T1">Nghỉ ốm 1 ngày: đau mắt</text:span></text:p>
            </office:annotation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58" table:formula="of:=SUM([.D8:.AG8])" office:value-type="float" office:value="0">
            <text:p>0</text:p>
          </table:table-cell>
          <table:table-cell table:style-name="ce61" table:number-columns-repeated="30"/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7">
            <text:p>7</text:p>
          </table:table-cell>
          <table:table-cell table:style-name="ce36" office:value-type="string">
            <text:p>LongTT</text:p>
          </table:table-cell>
          <table:table-cell table:style-name="ce58" table:formula="of:=SUM([.D9:.AG9])" office:value-type="float" office:value="2">
            <text:p>2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table:number-columns-repeated="5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8">
            <text:p>8</text:p>
          </table:table-cell>
          <table:table-cell table:style-name="ce36" office:value-type="string">
            <text:p>NamTV</text:p>
          </table:table-cell>
          <table:table-cell table:style-name="ce58" table:formula="of:=SUM([.D10:.AG10])" office:value-type="float" office:value="1">
            <text:p>1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">
            <office:annotation draw:style-name="gr1" draw:text-style-name="P1" svg:width="1.1413in" svg:height="0.7012in" svg:x="6.9921in" svg:y="1.6205in" draw:caption-point-x="-0.2402in" draw:caption-point-y="0.598in">
              <dc:date>2013-09-14T00:00:00</dc:date>
              <text:p text:style-name="P1"><text:span text:style-name="T1">Nghỉ buổi sáng đi làm giấy tờ nhưng có làm bù ở nhà rồi</text:span></text:p>
            </office:annotation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office:annotation office:display="true" draw:style-name="gr1" draw:text-style-name="P1" svg:width="1.1413in" svg:height="0.5457in" svg:x="11.4996in" svg:y="4.4098in" draw:caption-point-x="1.5327in" draw:caption-point-y="-2.1913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9">
            <text:p>9</text:p>
          </table:table-cell>
          <table:table-cell table:style-name="ce36" office:value-type="string">
            <text:p>NhanNM</text:p>
          </table:table-cell>
          <table:table-cell table:style-name="ce58" table:formula="of:=SUM([.D11:.AG11])" office:value-type="float" office:value="1.5">
            <text:p>1.5</text:p>
          </table:table-cell>
          <table:table-cell table:style-name="ce61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">
            <office:annotation draw:style-name="gr1" draw:text-style-name="P1" svg:width="1.1413in" svg:height="0.3902in" svg:x="5.7193in" svg:y="4.639in" draw:caption-point-x="0.663in" draw:caption-point-y="-2.1728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61" office:value-type="float" office:value="0">
            <office:annotation draw:style-name="gr1" draw:text-style-name="P1" svg:width="1.1413in" svg:height="0.3902in" svg:x="7.2823in" svg:y="4.7354in" draw:caption-point-x="-0.5303in" draw:caption-point-y="-2.2693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1" draw:text-style-name="P1" svg:width="1.1413in" svg:height="0.3902in" svg:x="8.3906in" svg:y="4.7354in" draw:caption-point-x="-0.5303in" draw:caption-point-y="-2.2693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61" office:value-type="float" office:value="0">
            <office:annotation draw:style-name="gr1" draw:text-style-name="P1" svg:width="1.1413in" svg:height="0.3902in" svg:x="8.7598in" svg:y="4.7354in" draw:caption-point-x="-0.5303in" draw:caption-point-y="-2.2693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style-name="ce61" office:value-type="float" office:value="0">
            <office:annotation draw:style-name="gr1" draw:text-style-name="P1" svg:width="1.1413in" svg:height="0.3902in" svg:x="9.1295in" svg:y="4.7354in" draw:caption-point-x="-0.5303in" draw:caption-point-y="-2.2693in">
              <dc:date>2013-09-12T00:00:00</dc:date>
              <text:p text:style-name="P1"><text:span text:style-name="T1">Nghỉ ốm 1: đau mắt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10">
            <text:p>10</text:p>
          </table:table-cell>
          <table:table-cell table:style-name="ce36" office:value-type="string">
            <text:p>SinhNT</text:p>
          </table:table-cell>
          <table:table-cell table:style-name="ce58" table:formula="of:=SUM([.D12:.AG12])" office:value-type="float" office:value="0">
            <text:p>0</text:p>
          </table:table-cell>
          <table:table-cell table:style-name="ce61" table:number-columns-repeated="8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58" table:formula="of:=SUM([.D13:.AG13])" office:value-type="float" office:value="0">
            <text:p>0</text:p>
          </table:table-cell>
          <table:table-cell table:style-name="ce61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58" table:formula="of:=SUM([.D14:.AG14])" office:value-type="float" office:value="1">
            <text:p>1</text:p>
          </table:table-cell>
          <table:table-cell table:style-name="ce61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7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58" table:formula="of:=SUM([.D15:.AG15])" office:value-type="float" office:value="1.5">
            <text:p>1.5</text:p>
          </table:table-cell>
          <table:table-cell table:style-name="ce61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35" table:number-columns-repeated="964"/>
          <table:table-cell table:number-columns-repeated="20"/>
        </table:table-row>
        <table:table-row table:style-name="ro2" table:number-rows-repeated="65411">
          <table:table-cell table:style-name="ce35" table:number-columns-repeated="997"/>
          <table:table-cell table:number-columns-repeated="20"/>
        </table:table-row>
        <table:table-row table:style-name="ro2" table:number-rows-repeated="983149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hong_Tin_Ngay_Nghi_201310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number-columns-repeated="30" table:default-cell-style-name="Default"/>
        <table:table-column table:style-name="co18" table:default-cell-style-name="Default"/>
        <table:table-column table:style-name="co7" table:number-columns-repeated="990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66" office:value-type="string" table:number-columns-spanned="31" table:number-rows-spanned="1">
            <text:p>October</text:p>
          </table:table-cell>
          <table:covered-table-cell table:number-columns-repeated="29" table:style-name="ce70"/>
          <table:covered-table-cell table:style-name="ce42"/>
          <table:table-cell table:style-name="ce42" table:number-columns-repeated="983"/>
          <table:table-cell table:number-columns-repeated="7"/>
        </table:table-row>
        <table:table-row table:style-name="ro7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67" office:value-type="float" office:value="-5">
            <text:p>-5</text:p>
          </table:table-cell>
          <table:table-cell table:style-name="ce67" office:value-type="float" office:value="-6">
            <text:p>-6</text:p>
          </table:table-cell>
          <table:table-cell table:style-name="ce67" office:value-type="float" office:value="7">
            <text:p>7</text:p>
          </table:table-cell>
          <table:table-cell table:style-name="ce67" office:value-type="float" office:value="8">
            <text:p>8</text:p>
          </table:table-cell>
          <table:table-cell table:style-name="ce67" office:value-type="float" office:value="9">
            <text:p>9</text:p>
          </table:table-cell>
          <table:table-cell table:style-name="ce67" office:value-type="float" office:value="10">
            <text:p>10</text:p>
          </table:table-cell>
          <table:table-cell table:style-name="ce67" office:value-type="float" office:value="11">
            <text:p>11</text:p>
          </table:table-cell>
          <table:table-cell table:style-name="ce67" office:value-type="float" office:value="-12">
            <text:p>-12</text:p>
          </table:table-cell>
          <table:table-cell table:style-name="ce67" office:value-type="float" office:value="-13">
            <text:p>-13</text:p>
          </table:table-cell>
          <table:table-cell table:style-name="ce67" office:value-type="float" office:value="14">
            <text:p>14</text:p>
          </table:table-cell>
          <table:table-cell table:style-name="ce67" office:value-type="float" office:value="15">
            <text:p>15</text:p>
          </table:table-cell>
          <table:table-cell table:style-name="ce67" office:value-type="float" office:value="16">
            <text:p>16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-19">
            <text:p>-19</text:p>
          </table:table-cell>
          <table:table-cell table:style-name="ce67" office:value-type="float" office:value="-20">
            <text:p>-20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23">
            <text:p>23</text:p>
          </table:table-cell>
          <table:table-cell table:style-name="ce67" office:value-type="float" office:value="24">
            <text:p>24</text:p>
          </table:table-cell>
          <table:table-cell table:style-name="ce67" office:value-type="float" office:value="25">
            <text:p>25</text:p>
          </table:table-cell>
          <table:table-cell table:style-name="ce67" office:value-type="float" office:value="-26">
            <text:p>-26</text:p>
          </table:table-cell>
          <table:table-cell table:style-name="ce67" office:value-type="float" office:value="-27">
            <text:p>-27</text:p>
          </table:table-cell>
          <table:table-cell table:style-name="ce67" office:value-type="float" office:value="28">
            <text:p>28</text:p>
          </table:table-cell>
          <table:table-cell table:style-name="ce67" office:value-type="float" office:value="29">
            <text:p>29</text:p>
          </table:table-cell>
          <table:table-cell table:style-name="ce67" office:value-type="float" office:value="30">
            <text:p>30</text:p>
          </table:table-cell>
          <table:table-cell table:style-name="ce67" office:value-type="float" office:value="31">
            <text:p>31</text:p>
          </table:table-cell>
          <table:table-cell table:style-name="ce42" table:number-columns-repeated="963"/>
          <table:table-cell table:number-columns-repeated="27"/>
        </table:table-row>
        <table:table-row table:style-name="ro7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4" table:formula="of:=SUM([.D3:.AG3])" office:value-type="float" office:value="1"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4" table:formula="of:=SUM([.D4:.AG4])" office:value-type="float" office:value="0.5">
            <text:p>0.5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64" table:formula="of:=SUM([.D5:.AG5])" office:value-type="float" office:value="1.5">
            <text:p>1.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64" table:formula="of:=SUM([.D6:.AG6])" office:value-type="float" office:value="0">
            <text:p>0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64" table:formula="of:=SUM([.D7:.AG7])" office:value-type="float" office:value="4">
            <text:p>4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number-columns-repeated="3" table:style-name="ce68" office:value-type="float" office:value="1">
            <text:p>1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64" table:formula="of:=SUM([.D8:.AG8])" office:value-type="float" office:value="0">
            <text:p>0</text:p>
          </table:table-cell>
          <table:table-cell table:style-name="ce68" table:number-columns-repeated="1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7">
            <text:p>7</text:p>
          </table:table-cell>
          <table:table-cell table:style-name="ce63" office:value-type="string">
            <text:p>LongTT</text:p>
          </table:table-cell>
          <table:table-cell table:style-name="ce65" table:formula="of:=SUM([.D9:.AG9])" office:value-type="float" office:value="0">
            <text:p>0</text:p>
          </table:table-cell>
          <table:table-cell table:style-name="ce69" table:number-columns-repeated="31"/>
          <table:table-cell table:style-name="ce71" table:number-columns-repeated="963"/>
          <table:table-cell table:style-name="ce72" table:number-columns-repeated="27"/>
        </table:table-row>
        <table:table-row table:style-name="ro7">
          <table:table-cell table:style-name="ce34" office:value-type="float" office:value="8">
            <text:p>8</text:p>
          </table:table-cell>
          <table:table-cell table:style-name="ce36" office:value-type="string">
            <text:p>NamTV</text:p>
          </table:table-cell>
          <table:table-cell table:style-name="ce64" table:formula="of:=SUM([.D10:.AG10])" office:value-type="float" office:value="1"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.5">
            <text:p>0.5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office:annotation office:display="true" draw:style-name="gr1" draw:text-style-name="P1" svg:width="1.1413in" svg:height="0.5457in" svg:x="5.9744in" svg:y="4.1744in" draw:caption-point-x="0.0386in" draw:caption-point-y="-1.9559in">
              <dc:date>2013-11-06T00:00:00</dc:date>
              <text:p text:style-name="P2"><text:span text:style-name="T1">Nghỉ nhưng có làm tại nhà ~ 0.5 ngày</text:span></text:p>
            </office:annotation>
            <text:p>0.5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9">
            <text:p>9</text:p>
          </table:table-cell>
          <table:table-cell table:style-name="ce36" office:value-type="string">
            <text:p>NhanNM</text:p>
          </table:table-cell>
          <table:table-cell table:style-name="ce64" table:formula="of:=SUM([.D11:.AG11])" office:value-type="float" office:value="1"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10">
            <text:p>10</text:p>
          </table:table-cell>
          <table:table-cell table:style-name="ce36" office:value-type="string">
            <text:p>SinhNT</text:p>
          </table:table-cell>
          <table:table-cell table:style-name="ce64" table:formula="of:=SUM([.D12:.AG12])" office:value-type="float" office:value="0">
            <text:p>0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64" table:formula="of:=SUM([.D13:.AG13])" office:value-type="float" office:value="0">
            <text:p>0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64" table:formula="of:=SUM([.D14:.AG14])" office:value-type="float" office:value="1.5">
            <text:p>1.5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7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64" table:formula="of:=SUM([.D15:.AG15])" office:value-type="float" office:value="1"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35" table:number-columns-repeated="963"/>
          <table:table-cell table:number-columns-repeated="27"/>
        </table:table-row>
        <table:table-row table:style-name="ro2" table:number-rows-repeated="65411">
          <table:table-cell table:style-name="ce35" table:number-columns-repeated="997"/>
          <table:table-cell table:number-columns-repeated="27"/>
        </table:table-row>
        <table:table-row table:style-name="ro2" table:number-rows-repeated="9831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311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number-columns-repeated="27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7" table:number-columns-repeated="988" table:default-cell-style-name="Default"/>
        <table:table-row table:style-name="ro2">
          <table:table-cell table:style-name="ce47"/>
          <table:table-cell table:style-name="ce35" table:number-columns-repeated="2"/>
          <table:table-cell table:style-name="ce75" office:value-type="string" table:number-columns-spanned="30" table:number-rows-spanned="1">
            <text:p>November</text:p>
          </table:table-cell>
          <table:covered-table-cell table:number-columns-repeated="26" table:style-name="ce78"/>
          <table:covered-table-cell table:number-columns-repeated="2" table:style-name="ce42"/>
          <table:covered-table-cell table:style-name="ce78"/>
          <table:table-cell table:style-name="ce42" table:number-columns-repeated="981"/>
          <table:table-cell table:number-columns-repeated="7"/>
        </table:table-row>
        <table:table-row table:style-name="ro7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-2">
            <text:p>-2</text:p>
          </table:table-cell>
          <table:table-cell table:style-name="ce76" office:value-type="float" office:value="-3">
            <text:p>-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-9">
            <text:p>-9</text:p>
          </table:table-cell>
          <table:table-cell table:style-name="ce76" office:value-type="float" office:value="-10">
            <text:p>-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-16">
            <text:p>-16</text:p>
          </table:table-cell>
          <table:table-cell table:style-name="ce76" office:value-type="float" office:value="-17">
            <text:p>-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-23">
            <text:p>-23</text:p>
          </table:table-cell>
          <table:table-cell table:style-name="ce76" office:value-type="float" office:value="-24">
            <text:p>-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-30">
            <text:p>-30</text:p>
          </table:table-cell>
          <table:table-cell table:style-name="ce42" table:number-columns-repeated="961"/>
          <table:table-cell table:number-columns-repeated="27"/>
        </table:table-row>
        <table:table-row table:style-name="ro7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3" table:formula="of:=SUM([.D3:.AD3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73" table:formula="of:=SUM([.D4:.AD4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73" table:formula="of:=SUM([.D5:.AD5])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73" table:formula="of:=SUM([.D6:.AD6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73" table:formula="of:=SUM([.D7:.AD7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6">
            <text:p>6</text:p>
          </table:table-cell>
          <table:table-cell table:style-name="ce36" office:value-type="string">
            <text:p>HuongDT</text:p>
          </table:table-cell>
          <table:table-cell table:style-name="ce73" table:formula="of:=SUM([.D8:.AD8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7">
            <text:p>7</text:p>
          </table:table-cell>
          <table:table-cell table:style-name="ce63" office:value-type="string">
            <text:p>LongTT</text:p>
          </table:table-cell>
          <table:table-cell table:style-name="ce74" table:formula="of:=SUM([.D9:.AD9])" office:value-type="float" office:value="0">
            <text:p>0</text:p>
          </table:table-cell>
          <table:table-cell table:style-name="ce77" table:number-columns-repeated="3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71" table:number-columns-repeated="961"/>
          <table:table-cell table:style-name="ce72" table:number-columns-repeated="27"/>
        </table:table-row>
        <table:table-row table:style-name="ro7">
          <table:table-cell table:style-name="ce34" office:value-type="float" office:value="8">
            <text:p>8</text:p>
          </table:table-cell>
          <table:table-cell table:style-name="ce36" office:value-type="string">
            <text:p>NamTV</text:p>
          </table:table-cell>
          <table:table-cell table:style-name="ce73" table:formula="of:=SUM([.D10:.AD10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9">
            <text:p>9</text:p>
          </table:table-cell>
          <table:table-cell table:style-name="ce36" office:value-type="string">
            <text:p>NhanNM</text:p>
          </table:table-cell>
          <table:table-cell table:style-name="ce73" table:formula="of:=SUM([.D11:.AD11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10">
            <text:p>10</text:p>
          </table:table-cell>
          <table:table-cell table:style-name="ce36" office:value-type="string">
            <text:p>SinhNT</text:p>
          </table:table-cell>
          <table:table-cell table:style-name="ce73" table:formula="of:=SUM([.D12:.AD12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11">
            <text:p>11</text:p>
          </table:table-cell>
          <table:table-cell table:style-name="ce36" office:value-type="string">
            <text:p>ThieuNV</text:p>
          </table:table-cell>
          <table:table-cell table:style-name="ce73" table:formula="of:=SUM([.D13:.AD13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12">
            <text:p>12</text:p>
          </table:table-cell>
          <table:table-cell table:style-name="ce36" office:value-type="string">
            <text:p>ThaoDTH</text:p>
          </table:table-cell>
          <table:table-cell table:style-name="ce73" table:formula="of:=SUM([.D14:.AD14])" office:value-type="float" office:value="0">
            <text:p>0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7">
          <table:table-cell table:style-name="ce34" office:value-type="float" office:value="13">
            <text:p>13</text:p>
          </table:table-cell>
          <table:table-cell table:style-name="ce36" office:value-type="string">
            <text:p>ThuyLTT</text:p>
          </table:table-cell>
          <table:table-cell table:style-name="ce73" table:formula="of:=SUM([.D15:.AD15])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4"/>
          <table:table-cell table:style-name="ce35" table:number-columns-repeated="961"/>
          <table:table-cell table:number-columns-repeated="27"/>
        </table:table-row>
        <table:table-row table:style-name="ro2" table:number-rows-repeated="65411">
          <table:table-cell table:style-name="ce35" table:number-columns-repeated="994"/>
          <table:table-cell table:number-columns-repeated="27"/>
        </table:table-row>
        <table:table-row table:style-name="ro2" table:number-rows-repeated="983149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5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82</meta:editing-cycles>
    <meta:editing-duration>PT3H45M50S</meta:editing-duration>
    <meta:generator>OpenOffice/4.0.1$Win32 OpenOffice.org_project/401m5$Build-9714</meta:generator>
    <dc:date>2014-03-26T15:32:38.53</dc:date>
    <dc:creator>Thuy Le</dc:creator>
    <meta:document-statistic meta:table-count="8" meta:cell-count="1357" meta:object-count="0"/>
    <meta:user-defined meta:name="Info 1"/>
    <meta:user-defined meta:name="Info 2"/>
    <meta:user-defined meta:name="Info 3"/>
    <meta:user-defined meta:name="Info 4"/>
  </office:meta>
</office:document-meta>
</file>